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7.44pt"/>
    </style:style>
    <style:style style:name="co2" style:family="table-column">
      <style:table-column-properties fo:break-before="auto" style:column-width="172.3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16.4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ntitled Docu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T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/home/jannie/Projects/canvas-workstation/src/app/app.component.css,</text:p>
          </table:table-cell>
          <table:table-cell office:value-type="float" office:value="434" calcext:value-type="float">
            <text:p>4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[.B2]+[.C2]+[.D2]" office:value-type="float" office:value="501" calcext:value-type="float">
            <text:p>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app.component.ts,</text:p>
          </table:table-cell>
          <table:table-cell office:value-type="float" office:value="7122" calcext:value-type="float">
            <text:p>7122</text:p>
          </table:table-cell>
          <table:table-cell office:value-type="float" office:value="1434" calcext:value-type="float">
            <text:p>1434</text:p>
          </table:table-cell>
          <table:table-cell office:value-type="float" office:value="2182" calcext:value-type="float">
            <text:p>2182</text:p>
          </table:table-cell>
          <table:table-cell table:formula="of:=[.B3]+[.C3]+[.D3]" office:value-type="float" office:value="10738" calcext:value-type="float">
            <text:p>10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app.module.ts,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formula="of:=[.B4]+[.C4]+[.D4]" office:value-type="float" office:value="325" calcext:value-type="float">
            <text:p>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messageContent.component.ts,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[.B5]+[.C5]+[.D5]"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messages.component.css,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6]+[.C6]+[.D6]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messages.component.ts,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[.B7]+[.C7]+[.D7]"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sendmessage.component.html,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+[.C8]+[.D8]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systemMessages.component.ts,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9]+[.C9]+[.D9]" office:value-type="float" office:value="85" calcext:value-type="float">
            <text:p>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collaborate.taskadd.component.css,</text:p>
          </table:table-cell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B10]+[.C10]+[.D10]"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comments.component.ts,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[.B11]+[.C11]+[.D11]" office:value-type="float" office:value="213" calcext:value-type="float">
            <text:p>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dataquality.component.css,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2]+[.C12]+[.D12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dataquality.component.ts,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[.B13]+[.C13]+[.D13]"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export.component.html,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4]+[.C14]+[.D14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help.component.html,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5]+[.C15]+[.D15]"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new.component.css,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16]+[.C16]+[.D16]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new.component.ts,</text:p>
          </table:table-cell>
          <table:table-cell office:value-type="float" office:value="316" calcext:value-type="float">
            <text:p>316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[.B17]+[.C17]+[.D17]" office:value-type="float" office:value="410" calcext:value-type="float">
            <text:p>4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rename.component.ts,</text:p>
          </table:table-cell>
          <table:table-cell office:value-type="float" office:value="299" calcext:value-type="float">
            <text:p>299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formula="of:=[.B18]+[.C18]+[.D18]" office:value-type="float" office:value="415" calcext:value-type="float">
            <text:p>4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ave.component.ts,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19]+[.C19]+[.D19]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cheduleEdit.component.html,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20]+[.C20]+[.D20]" office:value-type="float" office:value="536" calcext:value-type="float">
            <text:p>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hare.component.css,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B21]+[.C21]+[.D21]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hare.component.html,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2]+[.C22]+[.D22]" office:value-type="float" office:value="215" calcext:value-type="float">
            <text:p>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napshots.component.html,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23]+[.C23]+[.D23]"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napshots.component.ts,</text:p>
          </table:table-cell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formula="of:=[.B24]+[.C24]+[.D24]" office:value-type="float" office:value="251" calcext:value-type="float">
            <text:p>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ubscribe.component.css,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5]+[.C25]+[.D25]" office:value-type="float" office:value="82" calcext:value-type="float">
            <text:p>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ubscribe.component.html,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26]+[.C26]+[.D26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subscribe.component.ts,</text:p>
          </table:table-cell>
          <table:table-cell office:value-type="float" office:value="305" calcext:value-type="float">
            <text:p>305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table:formula="of:=[.B27]+[.C27]+[.D27]" office:value-type="float" office:value="408" calcext:value-type="float">
            <text:p>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ab.component.css,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28]+[.C28]+[.D28]"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ab.component.ts,</text:p>
          </table:table-cell>
          <table:table-cell office:value-type="float" office:value="236" calcext:value-type="float">
            <text:p>23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[.B29]+[.C29]+[.D29]" office:value-type="float" office:value="323" calcext:value-type="float">
            <text:p>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ags.component.html,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30]+[.C30]+[.D30]" office:value-type="float" office:value="124" calcext:value-type="float">
            <text:p>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ags.component.ts,</text:p>
          </table:table-cell>
          <table:table-cell office:value-type="float" office:value="162" calcext:value-type="float">
            <text:p>16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B31]+[.C31]+[.D31]" office:value-type="float" office:value="227" calcext:value-type="float">
            <text:p>2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emplate.component.ts,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[.B32]+[.C32]+[.D32]" office:value-type="float" office:value="142" calcext:value-type="float">
            <text:p>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heme.component.css,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33]+[.C33]+[.D33]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treeview.component.html,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34]+[.C34]+[.D34]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usagestats.component.html,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35]+[.C35]+[.D35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shboard.usagestats.component.ts,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36]+[.C36]+[.D36]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businessGlossary.component.css,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37]+[.C37]+[.D37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businessGlossary.component.html,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+[.C38]+[.D38]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combination.component.html,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39]+[.C39]+[.D39]" office:value-type="float" office:value="178" calcext:value-type="float">
            <text:p>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atasourceOverview.component.css,</text:p>
          </table:table-cell>
          <table:table-cell office:value-type="float" office:value="530" calcext:value-type="float">
            <text:p>530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formula="of:=[.B40]+[.C40]+[.D40]" office:value-type="float" office:value="664" calcext:value-type="float">
            <text:p>6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atasourceOverview.component.ts,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B41]+[.C41]+[.D41]" office:value-type="float" office:value="386" calcext:value-type="float">
            <text:p>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atasourceScheduleEdit.component.ts,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[.B42]+[.C42]+[.D42]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escription.component.css,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B43]+[.C43]+[.D43]"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ctionary.component.ts,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44]+[.C44]+[.D44]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export.component.css,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5]+[.C45]+[.D45]"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googleSheets.component.html,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46]+[.C46]+[.D46]"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googleSheets.component.ts,</text:p>
          </table:table-cell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[.B47]+[.C47]+[.D47]" office:value-type="float" office:value="354" calcext:value-type="float">
            <text:p>3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import.component.html,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48]+[.C48]+[.D48]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Nosql.component.ts,</text:p>
          </table:table-cell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B49]+[.C49]+[.D49]" office:value-type="float" office:value="423" calcext:value-type="float">
            <text:p>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queryBuilder.component.html,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B50]+[.C50]+[.D50]" office:value-type="float" office:value="286" calcext:value-type="float">
            <text:p>2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queryBuilder.component.ts,</text:p>
          </table:table-cell>
          <table:table-cell office:value-type="float" office:value="465" calcext:value-type="float">
            <text:p>46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formula="of:=[.B51]+[.C51]+[.D51]" office:value-type="float" office:value="622" calcext:value-type="float">
            <text:p>6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direct.sqlEditor.component.html,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52]+[.C52]+[.D52]" office:value-type="float" office:value="295" calcext:value-type="float">
            <text:p>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editDatasource.component.html,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53]+[.C53]+[.D53]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busGlossary.component.ts,</text:p>
          </table:table-cell>
          <table:table-cell office:value-type="float" office:value="169" calcext:value-type="float">
            <text:p>16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[.B54]+[.C54]+[.D54]" office:value-type="float" office:value="246" calcext:value-type="float">
            <text:p>2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connection.component.html,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B55]+[.C55]+[.D55]"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dataDictionary.component.ts,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B56]+[.C56]+[.D56]"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dataQuality.component.css,</text:p>
          </table:table-cell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B57]+[.C57]+[.D57]"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dataQuality.component.html,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B58]+[.C58]+[.D58]"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graphqlEditor.component.html,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59]+[.C59]+[.D59]" office:value-type="float" office:value="201" calcext:value-type="float">
            <text:p>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noSqlEditor.component.css,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B60]+[.C60]+[.D60]" office:value-type="float" office:value="235" calcext:value-type="float">
            <text:p>2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noSqlEditor.component.html,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61]+[.C61]+[.D61]" office:value-type="float" office:value="193" calcext:value-type="float">
            <text:p>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queryBuilder.component.html,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62]+[.C62]+[.D62]"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sqlEditor.component.html,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63]+[.C63]+[.D63]" office:value-type="float" office:value="193" calcext:value-type="float">
            <text:p>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managed.sqlEditor.component.ts,</text:p>
          </table:table-cell>
          <table:table-cell office:value-type="float" office:value="342" calcext:value-type="float">
            <text:p>34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[.B64]+[.C64]+[.D64]"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refresh.once.component.css,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5]+[.C65]+[.D65]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refresh.repeat.component.css,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6]+[.C66]+[.D66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refresh.repeat.component.html,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7]+[.C67]+[.D67]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share.component.css,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B68]+[.C68]+[.D68]" office:value-type="float" office:value="258" calcext:value-type="float">
            <text:p>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summary.component.ts,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69]+[.C69]+[.D69]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transformation.component.html,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B70]+[.C70]+[.D70]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data.transformation.component.ts,</text:p>
          </table:table-cell>
          <table:table-cell office:value-type="float" office:value="537" calcext:value-type="float">
            <text:p>537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formula="of:=[.B71]+[.C71]+[.D71]" office:value-type="float" office:value="714" calcext:value-type="float">
            <text:p>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global-function.service.ts,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B72]+[.C72]+[.D72]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global-variable.service.ts,</text:p>
          </table:table-cell>
          <table:table-cell office:value-type="float" office:value="5153" calcext:value-type="float">
            <text:p>5153</text:p>
          </table:table-cell>
          <table:table-cell office:value-type="float" office:value="968" calcext:value-type="float">
            <text:p>968</text:p>
          </table:table-cell>
          <table:table-cell office:value-type="float" office:value="1091" calcext:value-type="float">
            <text:p>1091</text:p>
          </table:table-cell>
          <table:table-cell table:formula="of:=[.B73]+[.C73]+[.D73]" office:value-type="float" office:value="7212" calcext:value-type="float">
            <text:p>72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groups.component.ts,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[.B74]+[.C74]+[.D74]"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help.component.ts,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75]+[.C75]+[.D75]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landing.component.html,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6]+[.C76]+[.D76]"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landing.component.ts,</text:p>
          </table:table-cell>
          <table:table-cell office:value-type="float" office:value="208" calcext:value-type="float">
            <text:p>20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table:formula="of:=[.B77]+[.C77]+[.D77]" office:value-type="float" office:value="312" calcext:value-type="float">
            <text:p>3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login.component.css,</text:p>
          </table:table-cell>
          <table:table-cell office:value-type="float" office:value="223" calcext:value-type="float">
            <text:p>2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B78]+[.C78]+[.D78]" office:value-type="float" office:value="257" calcext:value-type="float">
            <text:p>2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login.component.ts,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[.B79]+[.C79]+[.D79]"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logout.component.css,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0]+[.C80]+[.D80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manage.colours.component.ts,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[.B81]+[.C81]+[.D81]" office:value-type="float" office:value="280" calcext:value-type="float">
            <text:p>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models.ts,</text:p>
          </table:table-cell>
          <table:table-cell office:value-type="float" office:value="1373" calcext:value-type="float">
            <text:p>1373</text:p>
          </table:table-cell>
          <table:table-cell office:value-type="float" office:value="1333" calcext:value-type="float">
            <text:p>1333</text:p>
          </table:table-cell>
          <table:table-cell office:value-type="float" office:value="188" calcext:value-type="float">
            <text:p>188</text:p>
          </table:table-cell>
          <table:table-cell table:formula="of:=[.B82]+[.C82]+[.D82]" office:value-type="float" office:value="2894" calcext:value-type="float">
            <text:p>2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mypermissions.component.css,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83]+[.C83]+[.D83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mypermissions.component.html,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84]+[.C84]+[.D84]" office:value-type="float" office:value="143" calcext:value-type="float">
            <text:p>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myprofile.component.html,</text:p>
          </table:table-cell>
          <table:table-cell office:value-type="float" office:value="253" calcext:value-type="float">
            <text:p>25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85]+[.C85]+[.D85]" office:value-type="float" office:value="284" calcext:value-type="float">
            <text:p>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preferences.component.css,</text:p>
          </table:table-cell>
          <table:table-cell office:value-type="float" office:value="365" calcext:value-type="float">
            <text:p>36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B86]+[.C86]+[.D86]" office:value-type="float" office:value="433" calcext:value-type="float">
            <text:p>4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preferences.component.ts,</text:p>
          </table:table-cell>
          <table:table-cell office:value-type="float" office:value="246" calcext:value-type="float">
            <text:p>24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B87]+[.C87]+[.D87]"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hape.deleteAll.component.html,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8]+[.C88]+[.D88]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hape.editor.component.css,</text:p>
          </table:table-cell>
          <table:table-cell office:value-type="float" office:value="791" calcext:value-type="float">
            <text:p>791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formula="of:=[.B89]+[.C89]+[.D89]" office:value-type="float" office:value="941" calcext:value-type="float">
            <text:p>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hape.editor.component.ts,</text:p>
          </table:table-cell>
          <table:table-cell office:value-type="float" office:value="881" calcext:value-type="float">
            <text:p>8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formula="of:=[.B90]+[.C90]+[.D90]" office:value-type="float" office:value="1243" calcext:value-type="float">
            <text:p>1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licer.delete.component.css,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1]+[.C91]+[.D91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licer.editor.component.css,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92]+[.C92]+[.D92]"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licer.editor.component.html,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B93]+[.C93]+[.D93]" office:value-type="float" office:value="276" calcext:value-type="float">
            <text:p>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licer.single.component.css,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4]+[.C94]+[.D94]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licer.single.component.ts,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formula="of:=[.B95]+[.C95]+[.D95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systemsettings.component.ts,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96]+[.C96]+[.D96]"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able.editor.component.css,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[.B97]+[.C97]+[.D97]" office:value-type="float" office:value="231" calcext:value-type="float">
            <text:p>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able.editor.component.html,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[.B98]+[.C98]+[.D98]" office:value-type="float" office:value="295" calcext:value-type="float">
            <text:p>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able.single.component.css,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B99]+[.C99]+[.D99]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able.single.component.ts,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B100]+[.C100]+[.D100]" office:value-type="float" office:value="97" calcext:value-type="float">
            <text:p>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emplates.ts,</text:p>
          </table:table-cell>
          <table:table-cell office:value-type="float" office:value="1403" calcext:value-type="float">
            <text:p>140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101]+[.C101]+[.D101]" office:value-type="float" office:value="1510" calcext:value-type="float">
            <text:p>15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test.delay.directive.ts,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2]+[.C102]+[.D102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users.component.ts,</text:p>
          </table:table-cell>
          <table:table-cell office:value-type="float" office:value="396" calcext:value-type="float">
            <text:p>396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table:formula="of:=[.B103]+[.C103]+[.D103]" office:value-type="float" office:value="532" calcext:value-type="float">
            <text:p>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ebSocketChat.service.ts,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4]+[.C104]+[.D104]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annotations.component.ts,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05]+[.C105]+[.D105]" office:value-type="float" office:value="96" calcext:value-type="float">
            <text:p>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heckpoints.component.css,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06]+[.C106]+[.D106]" office:value-type="float" office:value="101" calcext:value-type="float">
            <text:p>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heckpoints.component.ts,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B107]+[.C107]+[.D107]" office:value-type="float" office:value="254" calcext:value-type="float">
            <text:p>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ontainer.component.css,</text:p>
          </table:table-cell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[.B108]+[.C108]+[.D108]" office:value-type="float" office:value="391" calcext:value-type="float">
            <text:p>3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ontainer.component.html,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B109]+[.C109]+[.D109]" office:value-type="float" office:value="347" calcext:value-type="float">
            <text:p>3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ontainerStylesAdd.component.html,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B110]+[.C110]+[.D110]" office:value-type="float" office:value="321" calcext:value-type="float">
            <text:p>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ontainerStylesAdd.component.ts,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[.B111]+[.C111]+[.D111]" office:value-type="float" office:value="306" calcext:value-type="float">
            <text:p>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containerStylesEdit.component.ts,</text:p>
          </table:table-cell>
          <table:table-cell office:value-type="float" office:value="340" calcext:value-type="float">
            <text:p>340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formula="of:=[.B112]+[.C112]+[.D112]" office:value-type="float" office:value="535" calcext:value-type="float">
            <text:p>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delete.component.css,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13]+[.C113]+[.D113]" office:value-type="float" office:value="94" calcext:value-type="float">
            <text:p>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delete.component.html,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14]+[.C114]+[.D114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description.component.css,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115]+[.C115]+[.D115]"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description.component.html,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16]+[.C116]+[.D116]" office:value-type="float" office:value="126" calcext:value-type="float">
            <text:p>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editor.componentNEW.ts,</text:p>
          </table:table-cell>
          <table:table-cell office:value-type="float" office:value="2835" calcext:value-type="float">
            <text:p>2835</text:p>
          </table:table-cell>
          <table:table-cell office:value-type="float" office:value="610" calcext:value-type="float">
            <text:p>610</text:p>
          </table:table-cell>
          <table:table-cell office:value-type="float" office:value="754" calcext:value-type="float">
            <text:p>754</text:p>
          </table:table-cell>
          <table:table-cell table:formula="of:=[.B117]+[.C117]+[.D117]" office:value-type="float" office:value="4199" calcext:value-type="float">
            <text:p>4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expand.component.css,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18]+[.C118]+[.D118]"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expand.component.ts,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B119]+[.C119]+[.D119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export.component.html,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0]+[.C120]+[.D120]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hyperlinks.component.html,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121]+[.C121]+[.D121]" office:value-type="float" office:value="136" calcext:value-type="float">
            <text:p>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hyperlinks.component.ts,</text:p>
          </table:table-cell>
          <table:table-cell office:value-type="float" office:value="178" calcext:value-type="float">
            <text:p>17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[.B122]+[.C122]+[.D122]" office:value-type="float" office:value="256" calcext:value-type="float">
            <text:p>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navigator.component.html,</text:p>
          </table:table-cell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[.B123]+[.C123]+[.D123]" office:value-type="float" office:value="363" calcext:value-type="float">
            <text:p>3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templateInsertWidget.component.ts,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[.B124]+[.C124]+[.D124]" office:value-type="float" office:value="313" calcext:value-type="float">
            <text:p>3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templateSave.component.css,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25]+[.C125]+[.D125]"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/home/jannie/Projects/canvas-workstation/src/app/widget.title.component.html,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B126]+[.C126]+[.D126]" office:value-type="float" office:value="272" calcext:value-type="float">
            <text:p>272</text:p>
          </table:table-cell>
          <table:table-cell table:number-columns-repeated="1013"/>
        </table:table-row>
        <table:table-row table:style-name="ro1">
          <table:table-cell/>
          <table:table-cell table:style-name="ce1" table:formula="of:=SUM([.B2:.B126])" office:value-type="float" office:value="39602" calcext:value-type="float">
            <text:p>39602</text:p>
          </table:table-cell>
          <table:table-cell table:style-name="ce1" table:formula="of:=SUM([.C2:.C126])" office:value-type="float" office:value="6666" calcext:value-type="float">
            <text:p>6666</text:p>
          </table:table-cell>
          <table:table-cell table:style-name="ce1" table:formula="of:=SUM([.D2:.D126])" office:value-type="float" office:value="7590" calcext:value-type="float">
            <text:p>7590</text:p>
          </table:table-cell>
          <table:table-cell table:style-name="ce1" table:formula="of:=SUM([.E2:.E126])" office:value-type="float" office:value="53858" calcext:value-type="float">
            <text:p>53858</text:p>
          </table:table-cell>
          <table:table-cell table:number-columns-repeated="1013"/>
        </table:table-row>
        <table:table-row table:style-name="ro1" table:number-rows-repeated="2">
          <table:table-cell table:number-columns-repeated="1018"/>
        </table:table-row>
        <table:table-row table:style-name="ro1">
          <table:table-cell office:value-type="string" calcext:value-type="string">
            <text:p>app.js,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table:formula="of:=[.B130]+[.C130]+[.D130]"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h/auth.js,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B131]+[.C131]+[.D131]" office:value-type="float" office:value="127" calcext:value-type="float">
            <text:p>1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n/server.js,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table:formula="of:=[.B132]+[.C132]+[.D132]" office:value-type="float" office:value="260" calcext:value-type="float">
            <text:p>2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/.folder-description.txt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3]+[.C133]+[.D13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/configPassportGitHub.js,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34]+[.C134]+[.D134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/configPassportGoogle.js,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135]+[.C135]+[.D135]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/canvasBackgroundcolorsDefaults.js,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6]+[.C136]+[.D136]" office:value-type="float" office:value="898" calcext:value-type="float">
            <text:p>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dbPgWeather.js,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7]+[.C137]+[.D137]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icrosoftSQL.execQuery.datalayer.js,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[.B138]+[.C138]+[.D138]" office:value-type="float" office:value="245" calcext:value-type="float">
            <text:p>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ongoLocalDatabase.js,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139]+[.C139]+[.D139]"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execQuery.datalayer.js,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140]+[.C140]+[.D140]" office:value-type="float" office:value="132" calcext:value-type="float">
            <text:p>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getClientData.datalayer.js,</text:p>
          </table:table-cell>
          <table:table-cell office:value-type="float" office:value="198" calcext:value-type="float">
            <text:p>19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B141]+[.C141]+[.D141]" office:value-type="float" office:value="278" calcext:value-type="float">
            <text:p>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listDatabases.datalayer.js,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42]+[.C142]+[.D142]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listFields.datalayer.js,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43]+[.C143]+[.D143]" office:value-type="float" office:value="131" calcext:value-type="float">
            <text:p>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listTables.datalayer.js,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144]+[.C144]+[.D144]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talayer/mysql.metaDataFromSource.datalayer.js,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5]+[.C145]+[.D145]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AuditTrails.model.js,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146]+[.C146]+[.D146]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Backgroundcolors.model.js,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147]+[.C147]+[.D147]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BackgroundcolorsDefault.model.js,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B148]+[.C148]+[.D148]" office:value-type="float" office:value="53" calcext:value-type="float">
            <text:p>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Comments.model.js,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149]+[.C149]+[.D149]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Groups.model.js,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B150]+[.C150]+[.D150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Messages.model.js,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151]+[.C151]+[.D151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Settings.model.js,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152]+[.C152]+[.D152]" office:value-type="float" office:value="84" calcext:value-type="float">
            <text:p>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Tasks.model.js,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53]+[.C153]+[.D153]" office:value-type="float" office:value="75" calcext:value-type="float">
            <text:p>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anvasUsers.model.js,</text:p>
          </table:table-cell>
          <table:table-cell office:value-type="float" office:value="181" calcext:value-type="float">
            <text:p>181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[.B154]+[.C154]+[.D154]" office:value-type="float" office:value="285" calcext:value-type="float">
            <text:p>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lientData.model.js,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5]+[.C155]+[.D155]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ontainerStyles.model.js,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156]+[.C156]+[.D156]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counters.model.js,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157]+[.C157]+[.D157]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Layouts.model.js,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Permissions.model.js,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59]+[.C159]+[.D159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.model.js,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B160]+[.C160]+[.D160]" office:value-type="float" office:value="141" calcext:value-type="float">
            <text:p>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cheduleLog.model.js,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161]+[.C161]+[.D161]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chedules.model.js,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162]+[.C162]+[.D162]"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napshots.model.js,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163]+[.C163]+[.D163]"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Recent.model.js,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B164]+[.C164]+[.D164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Subscriptions.model.js,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165]+[.C165]+[.D165]" office:value-type="float" office:value="71" calcext:value-type="float">
            <text:p>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Tabs.model.js,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66]+[.C166]+[.D166]"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Tags.model.js,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67]+[.C167]+[.D167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shboardThemes.model.js,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B168]+[.C168]+[.D168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CachingTable.model.js,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B169]+[.C169]+[.D169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Connections.model.js,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170]+[.C170]+[.D170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Fields.model.js,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171]+[.C171]+[.D171]"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Ownerships.model.js,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72]+[.C172]+[.D172]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QualityIssues.model.js,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173]+[.C173]+[.D173]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ets.model.js,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74]+[.C174]+[.D174]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History.model.js,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B175]+[.C175]+[.D175]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Permissions.model.js,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176]+[.C176]+[.D176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s.model.js,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table:formula="of:=[.B177]+[.C177]+[.D177]" office:value-type="float" office:value="347" calcext:value-type="float">
            <text:p>3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ScheduleLogs.model.js,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178]+[.C178]+[.D178]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Schedules.model.js,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179]+[.C179]+[.D179]"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sourceTransformations.model.js,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80]+[.C180]+[.D180]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dataTables.model.js,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81]+[.C181]+[.D181]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paletteButtonBars.model.js,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B182]+[.C182]+[.D182]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paletteButtonsSelecteds.model.js,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B183]+[.C183]+[.D183]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statusBarMessageLogs.model.js,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84]+[.C184]+[.D184]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transformations.model.js,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85]+[.C185]+[.D185]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widgetCheckpoints.model.js,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B186]+[.C186]+[.D186]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widgetGraphs.model.js,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B187]+[.C187]+[.D187]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widgetLayouts.model.js,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188]+[.C188]+[.D188]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widgets.model.js,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56" calcext:value-type="float">
            <text:p>56</text:p>
          </table:table-cell>
          <table:table-cell table:formula="of:=[.B189]+[.C189]+[.D189]" office:value-type="float" office:value="808" calcext:value-type="float">
            <text:p>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s/widgetStoredTemplates.model.js,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190]+[.C190]+[.D190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authGitHub.router.js,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191]+[.C191]+[.D191]"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authGoogle.router.js,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192]+[.C192]+[.D192]"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authLocal.router.js,</text:p>
          </table:table-cell>
          <table:table-cell office:value-type="float" office:value="175" calcext:value-type="float">
            <text:p>17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B193]+[.C193]+[.D193]" office:value-type="float" office:value="240" calcext:value-type="float">
            <text:p>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CurrentDashboard.router.js,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B194]+[.C194]+[.D194]"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shboardCopy.router.js,</text:p>
          </table:table-cell>
          <table:table-cell office:value-type="float" office:value="377" calcext:value-type="float">
            <text:p>37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formula="of:=[.B195]+[.C195]+[.D195]" office:value-type="float" office:value="516" calcext:value-type="float">
            <text:p>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shboardDelete.router.js,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B196]+[.C196]+[.D196]" office:value-type="float" office:value="239" calcext:value-type="float">
            <text:p>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shboardDiscard.router.js,</text:p>
          </table:table-cell>
          <table:table-cell office:value-type="float" office:value="255" calcext:value-type="float">
            <text:p>25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[.B197]+[.C197]+[.D197]"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shboardSaveDraft.router.js,</text:p>
          </table:table-cell>
          <table:table-cell office:value-type="float" office:value="278" calcext:value-type="float">
            <text:p>27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[.B198]+[.C198]+[.D198]" office:value-type="float" office:value="362" calcext:value-type="float">
            <text:p>3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shboardSummary.js,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[.B199]+[.C199]+[.D199]" office:value-type="float" office:value="283" calcext:value-type="float">
            <text:p>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ta.router.js,</text:p>
          </table:table-cell>
          <table:table-cell office:value-type="float" office:value="468" calcext:value-type="float">
            <text:p>468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table:formula="of:=[.B200]+[.C200]+[.D200]" office:value-type="float" office:value="662" calcext:value-type="float">
            <text:p>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taMarkMessagesAsRead.router.js,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1]+[.C201]+[.D201]" office:value-type="float" office:value="86" calcext:value-type="float">
            <text:p>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anvasDatasource.router.js,</text:p>
          </table:table-cell>
          <table:table-cell office:value-type="float" office:value="609" calcext:value-type="float">
            <text:p>60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table:formula="of:=[.B202]+[.C202]+[.D202]" office:value-type="float" office:value="733" calcext:value-type="float">
            <text:p>7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clientData.router.js,</text:p>
          </table:table-cell>
          <table:table-cell office:value-type="float" office:value="540" calcext:value-type="float">
            <text:p>540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table:formula="of:=[.B203]+[.C203]+[.D203]" office:value-type="float" office:value="820" calcext:value-type="float">
            <text:p>8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tes/users.js,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[.B204]+[.C204]+[.D204]" office:value-type="float" office:value="205" calcext:value-type="float">
            <text:p>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ipts/startMongoLocalServer.sh,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5]+[.C205]+[.D205]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calculateCacheExpiryDate.util.js,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06]+[.C206]+[.D206]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constants.js,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7]+[.C207]+[.D207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createErrorObject.util.js,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08]+[.C208]+[.D208]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createReturnObject.util.js,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209]+[.C209]+[.D209]" office:value-type="float" office:value="92" calcext:value-type="float">
            <text:p>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dataCachingDataMemory.util.js,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210]+[.C210]+[.D210]"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dataCachingTableMemory.util.js,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1]+[.C211]+[.D211]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dateAdd.util.js,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12]+[.C212]+[.D212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dateFunctions.util.js,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13]+[.C213]+[.D213]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metaDataFromDatasource.util.js,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[.B214]+[.C214]+[.D214]" office:value-type="float" office:value="108" calcext:value-type="float">
            <text:p>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serverVariablesMemory.util.js,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5]+[.C215]+[.D215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s/sortFilterFieldsAggregate.util.js,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B216]+[.C216]+[.D216]" office:value-type="float" office:value="112" calcext:value-type="float">
            <text:p>112</text:p>
          </table:table-cell>
          <table:table-cell table:number-columns-repeated="1013"/>
        </table:table-row>
        <table:table-row table:style-name="ro1">
          <table:table-cell/>
          <table:table-cell table:style-name="ce1" table:formula="of:=SUM([.B130:.B216])" office:value-type="float" office:value="8363" calcext:value-type="float">
            <text:p>8363</text:p>
          </table:table-cell>
          <table:table-cell table:style-name="ce1" table:formula="of:=SUM([.C130:.C216])" office:value-type="float" office:value="2710" calcext:value-type="float">
            <text:p>2710</text:p>
          </table:table-cell>
          <table:table-cell table:style-name="ce1" table:formula="of:=SUM([.D130:.D216])" office:value-type="float" office:value="1385" calcext:value-type="float">
            <text:p>1385</text:p>
          </table:table-cell>
          <table:table-cell table:style-name="ce1" table:formula="of:=SUM([.E130:.E216])" office:value-type="float" office:value="12458" calcext:value-type="float">
            <text:p>12458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'Untitled Document 1'.A1:'Untitled Document 1'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09:30:00.948603636</dc:date>
    <dc:creator>Dr Jannie Immelman</dc:creator>
    <meta:editing-duration>PT8M8S</meta:editing-duration>
    <meta:editing-cycles>1</meta:editing-cycles>
    <meta:document-statistic meta:table-count="1" meta:cell-count="1073" meta:object-count="0"/>
    <meta:generator>LibreOffice/6.0.7.3$Linux_X86_64 LibreOffice_project/00m0$Build-3</meta:generator>
  </office:meta>
</office:document-meta>
</file>